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1.25cm" fo:min-width="10.5cm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>
      <style:graphic-properties style:writing-mode="lr-tb" loext:decorative="false"/>
    </style:style>
    <style:style style:name="gr5" style:family="graphic">
      <style:graphic-properties style:protect="size" style:writing-mode="lr-tb" loext:decorative="false"/>
    </style:style>
    <style:style style:name="gr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18.25cm" fo:min-width="10.5cm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right" draw:textarea-vertical-align="bottom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center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left" draw:textarea-vertical-align="bottom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15.75cm" fo:min-width="9cm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top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6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left" draw:textarea-vertical-align="top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>
      <style:graphic-properties draw:fill="solid" draw:fill-color="#ffffff" draw:textarea-horizontal-align="justify" draw:textarea-vertical-align="middle" draw:auto-grow-height="false" fo:min-height="15.75cm" fo:min-width="10.5cm" loext:decorative="false"/>
    </style:style>
    <style:style style:name="gr7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8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3e5f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1f5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1" style:family="paragraph">
      <loext:graphic-properties draw:fill="solid" draw:fill-color="#afd095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.5pt" fo:letter-spacing="-0.028cm" style:font-size-asian="11.5pt" style:font-size-complex="11.5pt"/>
    </style:style>
    <style:style style:name="P1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5pt" fo:letter-spacing="-0.028cm" fo:language="zxx" fo:country="none" fo:font-style="normal" fo:text-shadow="none" style:text-underline-style="none" fo:font-weight="normal" style:letter-kerning="true" style:font-name-asian="Noto Sans CJK SC" style:font-size-asian="11.5pt" style:font-style-asian="normal" style:font-weight-asian="normal" style:font-name-complex="Noto Sans Devanagari" style:font-size-complex="11.5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5pt" fo:letter-spacing="-0.028cm" fo:language="zxx" fo:country="none" fo:font-style="normal" fo:text-shadow="none" style:text-underline-style="none" fo:font-weight="normal" style:letter-kerning="true" style:font-name-asian="Noto Sans CJK SC" style:font-size-asian="11.5pt" style:font-style-asian="normal" style:font-weight-asian="normal" style:font-name-complex="Noto Sans Devanagari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5pt" fo:letter-spacing="-0.028cm" fo:language="zxx" fo:country="none" fo:font-style="normal" fo:text-shadow="none" style:text-underline-style="none" fo:font-weight="bold" style:letter-kerning="true" style:font-name-asian="Noto Sans CJK SC" style:font-size-asian="11.5pt" style:font-style-asian="normal" style:font-weight-asian="bold" style:font-name-complex="Noto Sans Devanagari" style:font-size-complex="11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1.5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cm" svg:height="1.5cm" svg:x="5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the sl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" draw:text-style-name="P4" draw:layer="layout" svg:x1="7.5cm" svg:y1="8.5cm" svg:x2="10cm" svg:y2="7cm" draw:start-shape="id1" draw:start-glue-point="0" draw:end-shape="id2" svg:d="M7500 8500v-1500h2500" svg:viewBox="0 0 2501 1501">
          <text:p/>
        </draw:connector>
        <draw:g draw:style-name="gr4" xml:id="id6" draw:id="id6">
          <draw:glue-point draw:id="4" svg:x="0cm" svg:y="0cm"/>
          <draw:g draw:style-name="gr5">
            <draw:path draw:style-name="gr6" draw:text-style-name="P5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7" draw:text-style-name="P6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12" draw:id="id12">
          <draw:glue-point draw:id="4" svg:x="0cm" svg:y="0cm"/>
          <draw:g draw:style-name="gr9">
            <draw:path draw:style-name="gr10" draw:text-style-name="P8" draw:layer="layout" svg:width="0.5cm" svg:height="0.5cm" svg:x="13.25cm" svg:y="24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11" draw:text-style-name="P5" draw:layer="layout" svg:width="0.2cm" svg:height="0.2cm" svg:x="13.4cm" svg:y="24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4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3" xml:id="id3" draw:id="id3" draw:layer="layout" svg:width="4cm" svg:height="1.5cm" svg:x="8.5cm" svg:y="11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elect click s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4" draw:layer="layout" svg:x1="8.5cm" svg:y1="11.75cm" svg:x2="7.5cm" svg:y2="10cm" draw:start-shape="id3" draw:start-glue-point="3" draw:end-shape="id1" svg:d="M8500 11750h-1000v-1750" svg:viewBox="0 0 1001 1751">
          <text:p/>
        </draw:connector>
        <draw:custom-shape draw:style-name="gr14" draw:text-style-name="P3" xml:id="id4" draw:id="id4" draw:layer="layout" svg:width="4cm" svg:height="1.5cm" svg:x="5.5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4" draw:layer="layout" svg:x1="7.5cm" svg:y1="15.5cm" svg:x2="10.5cm" svg:y2="12.5cm" draw:start-shape="id4" draw:end-shape="id3" svg:d="M7500 15500v-1499h3000v-1501" svg:viewBox="0 0 3001 3001">
          <text:p/>
        </draw:connector>
        <draw:custom-shape draw:style-name="gr16" draw:text-style-name="P3" xml:id="id5" draw:id="id5" draw:layer="layout" svg:width="4cm" svg:height="1.5cm" svg:x="11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</text:span></text:p>
          <text:p text:style-name="P2"><text:span text:style-name="T2">Tap Tempo</text:span><text:span text:style-name="T1">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7" draw:text-style-name="P4" draw:layer="layout" svg:x1="13.5cm" svg:y1="8.5cm" svg:x2="11cm" svg:y2="7cm" draw:start-shape="id5" draw:start-glue-point="0" draw:end-shape="id2" draw:end-glue-point="1" svg:d="M13500 8500v-1500h-2500" svg:viewBox="0 0 2501 1501">
          <text:p/>
        </draw:connector>
        <draw:custom-shape draw:style-name="gr18" draw:text-style-name="P9" xml:id="id2" draw:id="id2" draw:layer="layout" svg:width="1cm" svg:height="1cm" svg:x="10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svg:x1="10.5cm" svg:y1="6.5cm" svg:x2="10.5cm" svg:y2="5cm" draw:start-shape="id2" draw:start-glue-point="4" draw:end-shape="id6" draw:end-glue-point="4" svg:d="M10500 6500v-1500" svg:viewBox="0 0 1 1501">
          <text:p/>
        </draw:connector>
        <draw:connector draw:style-name="gr20" draw:text-style-name="P4" draw:layer="layout" svg:x1="12.5cm" svg:y1="11.75cm" svg:x2="13.5cm" svg:y2="10cm" draw:start-shape="id3" draw:start-glue-point="1" draw:end-shape="id5" svg:d="M12500 11750h1000v-1750" svg:viewBox="0 0 1001 1751">
          <text:p/>
        </draw:connector>
        <draw:custom-shape draw:style-name="gr21" draw:text-style-name="P3" xml:id="id7" draw:id="id7" draw:layer="layout" svg:width="4cm" svg:height="1.5cm" svg:x="11.5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2" draw:text-style-name="P4" draw:layer="layout" svg:x1="11.5cm" svg:y1="16.25cm" svg:x2="9.5cm" svg:y2="16.25cm" draw:start-shape="id7" draw:end-shape="id4" svg:d="M11500 16250h-2000" svg:viewBox="0 0 2001 1">
          <text:p/>
        </draw:connector>
        <draw:polygon draw:style-name="gr23" draw:text-style-name="P11" xml:id="id8" draw:id="id8" draw:layer="layout" svg:width="3.999cm" svg:height="1.499cm" svg:x="11.5cm" svg:y="18.5cm" svg:viewBox="0 0 4000 1500" draw:points="0,0 2499,0 3000,0 3999,0 3999,749 4000,750 3999,751 3999,1499 3000,1499 3000,1500 0,1500 1000,750">
          <text:p text:style-name="P10"><text:span text:style-name="T1">U</text:span><text:span text:style-name="T1">s</text:span><text:span text:style-name="T1">e</text:span><text:span text:style-name="T1">r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text:span text:style-name="T1"><text:line-break/></text:span><text:span text:style-name="T1">t</text:span><text:span text:style-name="T1">h</text:span><text:span text:style-name="T1">e</text:span><text:span text:style-name="T1"> </text:span><text:span text:style-name="T2">S</text:span><text:span text:style-name="T2">t</text:span><text:span text:style-name="T2">a</text:span><text:span text:style-name="T2">r</text:span><text:span text:style-name="T2">t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</draw:polygon>
        <draw:connector draw:style-name="gr24" draw:text-style-name="P4" draw:layer="layout" svg:x1="13.5cm" svg:y1="18.5cm" svg:x2="13.5cm" svg:y2="17cm" draw:start-shape="id8" draw:end-shape="id7" svg:d="M13500 18500v-1500" svg:viewBox="0 0 1 1501">
          <text:p/>
        </draw:connector>
        <draw:custom-shape draw:style-name="gr25" draw:text-style-name="P3" xml:id="id9" draw:id="id9" draw:layer="layout" svg:width="4cm" svg:height="1.5cm" svg:x="5.5cm" svg:y="1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6" draw:text-style-name="P4" draw:layer="layout" svg:x1="9.5cm" svg:y1="19.25cm" svg:x2="11.5cm" svg:y2="19.25cm" draw:start-shape="id9" draw:start-glue-point="1" draw:end-shape="id8" svg:d="M9500 19250h2000" svg:viewBox="0 0 2001 1">
          <text:p/>
        </draw:connector>
        <draw:custom-shape draw:style-name="gr27" draw:text-style-name="P3" xml:id="id11" draw:id="id11" draw:layer="layout" svg:width="4cm" svg:height="1.5cm" svg:x="11.5cm" svg:y="21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28" draw:text-style-name="P11" xml:id="id10" draw:id="id10" draw:layer="layout" svg:width="3.999cm" svg:height="1.499cm" svg:x="5.5cm" svg:y="21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op</text:span><text:span text:style-name="T1"> button</text:span></text:p>
        </draw:polygon>
        <draw:connector draw:style-name="gr29" draw:text-style-name="P4" draw:layer="layout" svg:x1="7.5cm" svg:y1="21.5cm" svg:x2="7.5cm" svg:y2="20cm" draw:start-shape="id10" draw:end-shape="id9" svg:d="M7500 21500v-1500" svg:viewBox="0 0 1 1501">
          <text:p/>
        </draw:connector>
        <draw:connector draw:style-name="gr30" draw:text-style-name="P4" draw:layer="layout" svg:x1="11.5cm" svg:y1="22.25cm" svg:x2="9.5cm" svg:y2="22.25cm" draw:start-shape="id11" draw:end-shape="id10" svg:d="M11500 22250h-2000" svg:viewBox="0 0 2001 1">
          <text:p/>
        </draw:connector>
        <draw:connector draw:style-name="gr31" draw:text-style-name="P4" draw:layer="layout" svg:x1="13.5cm" svg:y1="24.5cm" svg:x2="13.5cm" svg:y2="23cm" draw:start-shape="id12" draw:start-glue-point="4" draw:end-shape="id11" draw:end-glue-point="2" svg:d="M13500 24500v-1500" svg:viewBox="0 0 1 1501">
          <text:p/>
        </draw:connector>
      </draw:page>
      <draw:page draw:name="page2" draw:style-name="dp1" draw:master-page-name="Default">
        <draw:custom-shape draw:style-name="gr32" draw:text-style-name="P1" draw:layer="layout" svg:width="11cm" svg:height="18.5cm" svg:x="5cm" svg:y="5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xml:id="id14" draw:id="id14" draw:layer="layout" svg:width="4cm" svg:height="1.5cm" svg:x="5.5cm" svg:y="8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Configure the metrono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4" xml:id="id17" draw:id="id17">
          <draw:glue-point draw:id="4" svg:x="0cm" svg:y="0cm"/>
          <draw:g draw:style-name="gr5">
            <draw:path draw:style-name="gr34" draw:text-style-name="P5" draw:layer="layout" svg:width="0.5cm" svg:height="0.5cm" svg:x="7.25cm" svg:y="5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35" draw:text-style-name="P6" draw:layer="layout" svg:width="0.25cm" svg:height="0.25cm" svg:x="7.375cm" svg:y="5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7cm" svg:y="5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22" draw:id="id22">
          <draw:glue-point draw:id="4" svg:x="0cm" svg:y="0cm"/>
          <draw:g draw:style-name="gr9">
            <draw:path draw:style-name="gr36" draw:text-style-name="P8" draw:layer="layout" svg:width="0.5cm" svg:height="0.5cm" svg:x="13.25cm" svg:y="22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37" draw:text-style-name="P5" draw:layer="layout" svg:width="0.2cm" svg:height="0.2cm" svg:x="13.4cm" svg:y="22.9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2.5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" xml:id="id16" draw:id="id16" draw:layer="layout" svg:width="4cm" svg:height="1.5cm" svg:x="8.5cm" svg:y="11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Display a dialog for naming a new prese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9" draw:text-style-name="P4" draw:layer="layout" svg:x1="11.5cm" svg:y1="8.75cm" svg:x2="9.5cm" svg:y2="8.75cm" draw:start-shape="id13" draw:end-shape="id14" svg:d="M11500 8750h-2000" svg:viewBox="0 0 2001 1">
          <text:p/>
        </draw:connector>
        <draw:connector draw:style-name="gr40" draw:text-style-name="P4" draw:layer="layout" svg:x1="10.5cm" svg:y1="14.5cm" svg:x2="10.5cm" svg:y2="13cm" draw:start-shape="id15" draw:start-glue-point="0" draw:end-shape="id16" svg:d="M10500 14500v-1500" svg:viewBox="0 0 1 1501">
          <text:p/>
        </draw:connector>
        <draw:connector draw:style-name="gr41" draw:text-style-name="P4" draw:layer="layout" svg:x1="7.5cm" svg:y1="8cm" svg:x2="7.5cm" svg:y2="6cm" draw:start-shape="id14" draw:end-shape="id17" draw:end-glue-point="4" svg:d="M7500 8000v-2000" svg:viewBox="0 0 1 2001">
          <text:p/>
        </draw:connector>
        <draw:connector draw:style-name="gr42" draw:text-style-name="P4" draw:layer="layout" svg:x1="10.5cm" svg:y1="11.5cm" svg:x2="13.5cm" svg:y2="9.5cm" draw:start-shape="id16" draw:end-shape="id13" svg:d="M10500 11500v-1000h3000v-1000" svg:viewBox="0 0 3001 2001">
          <text:p/>
        </draw:connector>
        <draw:connector draw:style-name="gr43" draw:text-style-name="P14" draw:layer="layout" svg:x1="7.5cm" svg:y1="16.499cm" svg:x2="10cm" svg:y2="15cm" draw:start-shape="id18" draw:start-glue-point="0" draw:end-shape="id15" svg:d="M7500 16499v-1499h2500" svg:viewBox="0 0 2501 1500">
          <text:p text:style-name="P12"><text:span text:style-name="T3">[</text:span><text:span text:style-name="T3">u</text:span><text:span text:style-name="T3">s</text:span><text:span text:style-name="T3">e</text:span><text:span text:style-name="T3">r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l</text:span><text:span text:style-name="T3">y</text:span><text:span text:style-name="T3"> </text:span><text:span text:style-name="T3">w</text:span><text:span text:style-name="T3">a</text:span><text:span text:style-name="T3">n</text:span><text:span text:style-name="T3">t</text:span><text:span text:style-name="T3">s</text:span><text:span text:style-name="T3"><text:line-break/></text:span><text:span text:style-name="T3">t</text:span><text:span text:style-name="T3">o</text:span><text:span text:style-name="T3"> </text:span><text:span text:style-name="T3">a</text:span><text:span text:style-name="T3">d</text:span><text:span text:style-name="T3">d</text:span><text:span text:style-name="T3"> </text:span><text:span text:style-name="T3">a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t</text:span><text:span text:style-name="T3">]</text:span></text:p>
          <text:p text:style-name="P12"><text:span text:style-name="T3"/></text:p>
          <text:p text:style-name="P13"><text:span text:style-name="T3"/></text:p>
          <text:p text:style-name="P13"><text:span text:style-name="T3"/></text:p>
        </draw:connector>
        <draw:polygon draw:style-name="gr44" draw:text-style-name="P16" xml:id="id18" draw:id="id18" draw:layer="layout" svg:width="3.999cm" svg:height="1.499cm" svg:x="5.5cm" svg:y="16.499cm" svg:viewBox="0 0 4000 1500" draw:points="0,0 2499,0 3000,0 3999,0 3999,749 4000,750 3999,751 3999,1499 3000,1499 3000,1500 0,1500 1000,750">
          <text:p text:style-name="P15"><text:span text:style-name="T4">U</text:span><text:span text:style-name="T4">s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e</text:span><text:span text:style-name="T4">r</text:span><text:span text:style-name="T4">s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<text:line-break/></text:span><text:span text:style-name="T4">n</text:span><text:span text:style-name="T4">a</text:span><text:span text:style-name="T4">m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e</text:span><text:span text:style-name="T4">s</text:span><text:span text:style-name="T4">s</text:span><text:span text:style-name="T4">e</text:span><text:span text:style-name="T4">s</text:span><text:span text:style-name="T4"><text:line-break/></text:span><text:span text:style-name="T4">t</text:span><text:span text:style-name="T4">h</text:span><text:span text:style-name="T4">e</text:span><text:span text:style-name="T4"> </text:span><text:span text:style-name="T5">O</text:span><text:span text:style-name="T5">K</text:span><text:span text:style-name="T4"> </text:span><text:span text:style-name="T4">b</text:span><text:span text:style-name="T4">u</text:span><text:span text:style-name="T4">t</text:span><text:span text:style-name="T4">t</text:span><text:span text:style-name="T4">o</text:span><text:span text:style-name="T4">n</text:span></text:p>
        </draw:polygon>
        <draw:custom-shape draw:style-name="gr45" draw:text-style-name="P3" xml:id="id19" draw:id="id19" draw:layer="layout" svg:width="4cm" svg:height="1.5cm" svg:x="5.5cm" svg:y="19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ave the current configuration as a named pre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6" draw:text-style-name="P4" draw:layer="layout" svg:x1="7.5cm" svg:y1="19.5cm" svg:x2="7.5cm" svg:y2="17.999cm" draw:start-shape="id19" draw:end-shape="id18" svg:d="M7500 19500v-1501" svg:viewBox="0 0 1 1502">
          <text:p/>
        </draw:connector>
        <draw:connector draw:style-name="gr47" draw:text-style-name="P4" draw:layer="layout" svg:x1="11.5cm" svg:y1="20.25cm" svg:x2="9.5cm" svg:y2="20.25cm" draw:start-shape="id20" draw:end-shape="id19" svg:d="M11500 20250h-2000" svg:viewBox="0 0 2001 1">
          <text:p/>
        </draw:connector>
        <draw:polygon draw:style-name="gr48" draw:text-style-name="P18" xml:id="id13" draw:id="id13" draw:layer="layout" svg:width="3.999cm" svg:height="1.499cm" svg:x="11.5cm" svg:y="8cm" svg:viewBox="0 0 4000 1500" draw:points="0,0 2499,0 3000,0 3999,0 3999,749 4000,750 3999,751 3999,1499 3000,1499 3000,1500 0,1500 1000,750">
          <text:p text:style-name="P17"><text:span text:style-name="T1">User presses the</text:span><text:span text:style-name="T1"><text:line-break/></text:span><text:span text:style-name="T2">Add Preset</text:span><text:span text:style-name="T2"><text:line-break/></text:span><text:span text:style-name="T1">button</text:span></text:p>
        </draw:polygon>
        <draw:custom-shape draw:style-name="gr49" draw:text-style-name="P9" xml:id="id15" draw:id="id15" draw:layer="layout" svg:width="1cm" svg:height="1cm" svg:x="10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0" draw:layer="layout" svg:x1="13.5cm" svg:y1="16.5cm" svg:x2="11cm" svg:y2="15cm" draw:start-shape="id21" draw:start-glue-point="0" draw:end-shape="id15" draw:end-glue-point="1" svg:d="M13500 16500v-1500h-2500" svg:viewBox="0 0 2501 1501">
          <text:p text:style-name="P19"><text:span text:style-name="T3">[</text:span><text:span text:style-name="T3">u</text:span><text:span text:style-name="T3">s</text:span><text:span text:style-name="T3">e</text:span><text:span text:style-name="T3">r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</text:span><text:span text:style-name="T3"> </text:span><text:span text:style-name="T3">h</text:span><text:span text:style-name="T3">i</text:span><text:span text:style-name="T3">s</text:span><text:span text:style-name="T3"> </text:span><text:span text:style-name="T3">m</text:span><text:span text:style-name="T3">i</text:span><text:span text:style-name="T3">n</text:span><text:span text:style-name="T3">d</text:span><text:span text:style-name="T3">]</text:span></text:p>
          <text:p text:style-name="P19"><text:span text:style-name="T3"/></text:p>
          <text:p text:style-name="P19"><text:span text:style-name="T3"/></text:p>
          <text:p text:style-name="P19"><text:span text:style-name="T3"/></text:p>
        </draw:connector>
        <draw:polygon draw:style-name="gr51" draw:text-style-name="P18" xml:id="id21" draw:id="id21" draw:layer="layout" svg:width="3.999cm" svg:height="1.499cm" svg:x="11.5cm" svg:y="16.5cm" svg:viewBox="0 0 4000 1500" draw:points="0,0 2499,0 3000,0 3999,0 3999,749 4000,750 3999,751 3999,1499 3000,1499 3000,1500 0,1500 1000,750">
          <text:p text:style-name="P17"><text:span text:style-name="T1">User presses</text:span><text:span text:style-name="T1"><text:line-break/></text:span><text:span text:style-name="T1">the </text:span><text:span text:style-name="T2">Cancel</text:span><text:span text:style-name="T2"><text:line-break/></text:span><text:span text:style-name="T1">button</text:span></text:p>
        </draw:polygon>
        <draw:custom-shape draw:style-name="gr52" draw:text-style-name="P3" xml:id="id20" draw:id="id20" draw:layer="layout" svg:width="4cm" svg:height="1.5cm" svg:x="11.5cm" svg:y="19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Return to the </text:span><text:span text:style-name="T2">Metronome</text:span><text:span text:style-name="T1"> </text:span><text:span text:style-name="T1">scre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4" draw:layer="layout" svg:x1="13.5cm" svg:y1="19.5cm" svg:x2="13.5cm" svg:y2="18cm" draw:start-shape="id20" draw:end-shape="id21" svg:d="M13500 19500v-1500" svg:viewBox="0 0 1 1501">
          <text:p/>
        </draw:connector>
        <draw:connector draw:style-name="gr54" draw:text-style-name="P4" draw:layer="layout" svg:x1="13.5cm" svg:y1="23cm" svg:x2="13.5cm" svg:y2="21cm" draw:start-shape="id22" draw:start-glue-point="4" draw:end-shape="id20" svg:d="M13500 23000v-2000" svg:viewBox="0 0 1 2001">
          <text:p/>
        </draw:connector>
      </draw:page>
      <draw:page draw:name="page3" draw:style-name="dp1" draw:master-page-name="Default">
        <draw:custom-shape draw:style-name="gr55" draw:text-style-name="P1" draw:layer="layout" svg:width="9.5cm" svg:height="16cm" svg:x="6cm" svg:y="7cm">
          <text:p/>
          <draw:enhanced-geometry svg:viewBox="0 0 21600 21600" draw:type="rectangle" draw:enhanced-path="M 0 0 L 21600 0 21600 21600 0 21600 0 0 Z N"/>
        </draw:custom-shape>
        <draw:g draw:style-name="gr4" xml:id="id24" draw:id="id24">
          <draw:glue-point draw:id="4" svg:x="0cm" svg:y="0cm"/>
          <draw:g draw:style-name="gr5">
            <draw:path draw:style-name="gr56" draw:text-style-name="P5" draw:layer="layout" svg:width="0.5cm" svg:height="0.5cm" svg:x="9.25cm" svg:y="7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57" draw:text-style-name="P6" draw:layer="layout" svg:width="0.25cm" svg:height="0.25cm" svg:x="9.375cm" svg:y="7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9cm" svg:y="7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28" draw:id="id28">
          <draw:glue-point draw:id="4" svg:x="0cm" svg:y="0cm"/>
          <draw:g draw:style-name="gr9">
            <draw:path draw:style-name="gr58" draw:text-style-name="P8" draw:layer="layout" svg:width="0.5cm" svg:height="0.5cm" svg:x="9.25cm" svg:y="21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59" draw:text-style-name="P5" draw:layer="layout" svg:width="0.2cm" svg:height="0.2cm" svg:x="9.4cm" svg:y="21.9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9cm" svg:y="21.5cm">
            <text:p/>
            <draw:enhanced-geometry svg:viewBox="0 0 21600 21600" draw:type="rectangle" draw:enhanced-path="M 0 0 L 21600 0 21600 21600 0 21600 0 0 Z N"/>
          </draw:custom-shape>
        </draw:g>
        <draw:connector draw:style-name="gr60" draw:text-style-name="P4" draw:layer="layout" svg:x1="9.5cm" svg:y1="10cm" svg:x2="9.5cm" svg:y2="8cm" draw:start-shape="id23" draw:start-glue-point="0" draw:end-shape="id24" draw:end-glue-point="4" svg:d="M9500 10000v-2000" svg:viewBox="0 0 1 2001">
          <text:p/>
        </draw:connector>
        <draw:connector draw:style-name="gr61" draw:text-style-name="P4" draw:layer="layout" svg:x1="9.5cm" svg:y1="13cm" svg:x2="9.5cm" svg:y2="11.5cm" draw:start-shape="id25" draw:start-glue-point="0" draw:end-shape="id23" svg:d="M9500 13000v-1500" svg:viewBox="0 0 1 1501">
          <text:p/>
        </draw:connector>
        <draw:custom-shape draw:style-name="gr62" draw:text-style-name="P3" xml:id="id27" draw:id="id27" draw:layer="layout" svg:width="4cm" svg:height="1.5cm" svg:x="7.5cm" svg:y="1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P</text:span><text:span text:style-name="T1">r</text:span><text:span text:style-name="T1">e</text:span><text:span text:style-name="T1">s</text:span><text:span text:style-name="T1">e</text:span><text:span text:style-name="T1">t</text:span><text:span text:style-name="T1"> </text:span><text:span text:style-name="T1">s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3" draw:text-style-name="P11" xml:id="id26" draw:id="id26" draw:layer="layout" svg:width="3.999cm" svg:height="1.499cm" svg:x="7.5cm" svg:y="15.5cm" svg:viewBox="0 0 4000 1500" draw:points="0,0 2499,0 3000,0 3999,0 3999,749 4000,750 3999,751 3999,1499 3000,1499 3000,1500 0,1500 1000,750">
          <text:p text:style-name="P10"><text:span text:style-name="T1">User selects the</text:span><text:span text:style-name="T1"><text:line-break/></text:span><text:span text:style-name="T1">desired preset</text:span></text:p>
        </draw:polygon>
        <draw:connector draw:style-name="gr64" draw:text-style-name="P22" draw:layer="layout" svg:x1="9.5cm" svg:y1="15.5cm" svg:x2="9.5cm" svg:y2="14cm" draw:start-shape="id26" draw:start-glue-point="0" draw:end-shape="id25" draw:end-glue-point="2" svg:d="M9500 15500v-1500" svg:viewBox="0 0 1 1501">
          <text:p text:style-name="P21"><text:span text:style-name="T3">[there are at least</text:span><text:span text:style-name="T3"><text:tab/></text:span><text:span text:style-name="T3"><text:tab/></text:span><text:span text:style-name="T3"><text:tab/></text:span><text:span text:style-name="T3"><text:line-break/></text:span><text:span text:style-name="T3">a single preset]</text:span><text:span text:style-name="T3"><text:tab/></text:span><text:span text:style-name="T3"><text:tab/></text:span><text:span text:style-name="T3"><text:tab/></text:span></text:p>
        </draw:connector>
        <draw:polygon draw:style-name="gr65" draw:text-style-name="P11" xml:id="id23" draw:id="id23" draw:layer="layout" svg:width="3.999cm" svg:height="1.499cm" svg:x="7.5cm" svg:y="10cm" svg:viewBox="0 0 4000 1500" draw:points="0,0 2499,0 3000,0 3999,0 3999,749 4000,750 3999,751 3999,1499 3000,1499 3000,1500 0,1500 1000,750">
          <text:p text:style-name="P10"><text:span text:style-name="T1">User opens a</text:span><text:span text:style-name="T1"><text:line-break/></text:span><text:span text:style-name="T1">preset dropdown</text:span></text:p>
        </draw:polygon>
        <draw:custom-shape draw:style-name="gr66" draw:text-style-name="P9" xml:id="id25" draw:id="id25" draw:layer="layout" svg:width="1cm" svg:height="1cm" svg:x="9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4" draw:layer="layout" svg:x1="9.5cm" svg:y1="18.5cm" svg:x2="9.5cm" svg:y2="17cm" draw:start-shape="id27" draw:end-shape="id26" draw:end-glue-point="2" svg:d="M9500 18500v-1500" svg:viewBox="0 0 1 1501">
          <text:p/>
        </draw:connector>
        <draw:connector draw:style-name="gr68" draw:text-style-name="P20" draw:layer="layout" draw:line-skew="1.961cm" svg:x1="9.5cm" svg:y1="22cm" svg:x2="10cm" svg:y2="13.5cm" draw:start-shape="id28" draw:start-glue-point="4" draw:end-shape="id25" draw:end-glue-point="7" svg:d="M9500 22000h3000v-8500h-2500" svg:viewBox="0 0 3001 8501">
          <text:p text:style-name="P23"><text:span text:style-name="T3"><text:tab/></text:span><text:span text:style-name="T3"><text:tab/></text:span><text:span text:style-name="T3"> </text:span><text:span text:style-name="T3"><text:s text:c="2"/>[there are no</text:span><text:span text:style-name="T3"><text:line-break/></text:span><text:span text:style-name="T3"><text:tab/></text:span><text:span text:style-name="T3"><text:tab/></text:span><text:span text:style-name="T3"> </text:span><text:span text:style-name="T3"><text:s text:c="2"/>saved </text:span><text:span text:style-name="T3">presets]</text:span></text:p>
        </draw:connector>
        <draw:connector draw:style-name="gr69" draw:text-style-name="P4" draw:layer="layout" svg:x1="9.5cm" svg:y1="22cm" svg:x2="9.5cm" svg:y2="20cm" draw:start-shape="id28" draw:start-glue-point="4" draw:end-shape="id27" svg:d="M9500 22000v-2000" svg:viewBox="0 0 1 2001">
          <text:p/>
        </draw:connector>
      </draw:page>
      <draw:page draw:name="page4" draw:style-name="dp1" draw:master-page-name="Default">
        <draw:custom-shape draw:style-name="gr70" draw:text-style-name="P1" draw:layer="layout" svg:width="11cm" svg:height="16cm" svg:x="5cm" svg:y="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xml:id="id30" draw:id="id30" draw:layer="layout" svg:width="4cm" svg:height="1.5cm" svg:x="5.5cm" svg:y="10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</text:span><text:span text:style-name="T1">d</text:span><text:span text:style-name="T1">j</text:span><text:span text:style-name="T1">u</text:span><text:span text:style-name="T1">s</text:span><text:span text:style-name="T1">t</text:span><text:span text:style-name="T1"> </text:span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l</text:span><text:span text:style-name="T1">i</text:span><text:span text:style-name="T1">d</text:span><text:span text:style-name="T1">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4" xml:id="id32" draw:id="id32">
          <draw:glue-point draw:id="4" svg:x="0cm" svg:y="0cm"/>
          <draw:g draw:style-name="gr5">
            <draw:path draw:style-name="gr72" draw:text-style-name="P5" draw:layer="layout" svg:width="0.5cm" svg:height="0.5cm" svg:x="7.25cm" svg:y="7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73" draw:text-style-name="P6" draw:layer="layout" svg:width="0.25cm" svg:height="0.25cm" svg:x="7.375cm" svg:y="7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7cm" svg:y="7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37" draw:id="id37">
          <draw:glue-point draw:id="4" svg:x="0cm" svg:y="0cm"/>
          <draw:g draw:style-name="gr9">
            <draw:path draw:style-name="gr74" draw:text-style-name="P8" draw:layer="layout" svg:width="0.5cm" svg:height="0.5cm" svg:x="13.25cm" svg:y="21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75" draw:text-style-name="P5" draw:layer="layout" svg:width="0.2cm" svg:height="0.2cm" svg:x="13.4cm" svg:y="21.9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3" xml:id="id29" draw:id="id29" draw:layer="layout" svg:width="4cm" svg:height="1.5cm" svg:x="11.5cm" svg:y="10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 </text:span><text:span text:style-name="T1">w</text:span><text:span text:style-name="T1">a</text:span><text:span text:style-name="T1">v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7" draw:text-style-name="P4" draw:layer="layout" svg:x1="11.5cm" svg:y1="10.75cm" svg:x2="9.5cm" svg:y2="10.75cm" draw:start-shape="id29" draw:end-shape="id30" svg:d="M11500 10750h-2000" svg:viewBox="0 0 2001 1">
          <text:p/>
        </draw:connector>
        <draw:custom-shape draw:style-name="gr78" draw:text-style-name="P3" xml:id="id31" draw:id="id31" draw:layer="layout" svg:width="4cm" svg:height="1.5cm" svg:x="11.5cm" svg:y="13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volu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9" draw:text-style-name="P4" draw:layer="layout" svg:x1="13.5cm" svg:y1="13cm" svg:x2="13.5cm" svg:y2="11.5cm" draw:start-shape="id31" draw:end-shape="id29" svg:d="M13500 13000v-1500" svg:viewBox="0 0 1 1501">
          <text:p/>
        </draw:connector>
        <draw:connector draw:style-name="gr80" draw:text-style-name="P4" draw:layer="layout" svg:x1="7.5cm" svg:y1="10cm" svg:x2="7.5cm" svg:y2="8cm" draw:start-shape="id30" draw:end-shape="id32" draw:end-glue-point="4" svg:d="M7500 10000v-2000" svg:viewBox="0 0 1 2001">
          <text:p/>
        </draw:connector>
        <draw:connector draw:style-name="gr81" draw:text-style-name="P4" draw:layer="layout" svg:x1="9.5cm" svg:y1="13.75cm" svg:x2="11.5cm" svg:y2="13.75cm" draw:start-shape="id33" draw:end-shape="id31" svg:d="M9500 13750h2000" svg:viewBox="0 0 2001 1">
          <text:p/>
        </draw:connector>
        <draw:connector draw:style-name="gr82" draw:text-style-name="P4" draw:layer="layout" svg:x1="7.5cm" svg:y1="16cm" svg:x2="7.5cm" svg:y2="14.5cm" draw:start-shape="id34" draw:start-glue-point="0" draw:end-shape="id33" svg:d="M7500 16000v-1500" svg:viewBox="0 0 1 1501">
          <text:p/>
        </draw:connector>
        <draw:custom-shape draw:style-name="gr83" draw:text-style-name="P3" xml:id="id34" draw:id="id34" draw:layer="layout" svg:width="4cm" svg:height="1.5cm" svg:x="5.5cm" svg:y="16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Tone generator </text:span><text:span text:style-name="T1">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4" draw:text-style-name="P3" xml:id="id36" draw:id="id36" draw:layer="layout" svg:width="4cm" svg:height="1.5cm" svg:x="11.5cm" svg:y="19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T</text:span><text:span text:style-name="T1">o</text:span><text:span text:style-name="T1">n</text:span><text:span text:style-name="T1">e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s</text:span><text:span text:style-name="T1">t</text:span><text:span text:style-name="T1">o</text:span><text:span text:style-name="T1">p</text:span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85" draw:text-style-name="P11" xml:id="id35" draw:id="id35" draw:layer="layout" svg:width="3.999cm" svg:height="1.499cm" svg:x="11.5cm" svg:y="16cm" svg:viewBox="0 0 4000 1500" draw:points="0,0 2499,0 3000,0 3999,0 3999,749 4000,750 3999,751 3999,1499 3000,1499 3000,1500 0,1500 1000,750">
          <text:p text:style-name="P10"><text:span text:style-name="T1">U</text:span><text:span text:style-name="T1">s</text:span><text:span text:style-name="T1">e</text:span><text:span text:style-name="T1">r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text:span text:style-name="T1"><text:line-break/></text:span><text:span text:style-name="T1">t</text:span><text:span text:style-name="T1">h</text:span><text:span text:style-name="T1">e</text:span><text:span text:style-name="T1"> </text:span><text:span text:style-name="T2">S</text:span><text:span text:style-name="T2">t</text:span><text:span text:style-name="T2">o</text:span><text:span text:style-name="T2">p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</draw:polygon>
        <draw:connector draw:style-name="gr86" draw:text-style-name="P4" draw:layer="layout" svg:x1="11.5cm" svg:y1="16.75cm" svg:x2="9.5cm" svg:y2="16.75cm" draw:start-shape="id35" draw:end-shape="id34" svg:d="M11500 16750h-2000" svg:viewBox="0 0 2001 1">
          <text:p/>
        </draw:connector>
        <draw:connector draw:style-name="gr87" draw:text-style-name="P4" draw:layer="layout" svg:x1="13.5cm" svg:y1="19cm" svg:x2="13.5cm" svg:y2="17.5cm" draw:start-shape="id36" draw:end-shape="id35" svg:d="M13500 19000v-1500" svg:viewBox="0 0 1 1501">
          <text:p/>
        </draw:connector>
        <draw:connector draw:style-name="gr88" draw:text-style-name="P4" draw:layer="layout" svg:x1="13.5cm" svg:y1="22cm" svg:x2="13.5cm" svg:y2="20.5cm" draw:start-shape="id37" draw:start-glue-point="4" draw:end-shape="id36" draw:end-glue-point="2" svg:d="M13500 22000v-1500" svg:viewBox="0 0 1 1501">
          <text:p/>
        </draw:connector>
        <draw:polygon draw:style-name="gr89" draw:text-style-name="P11" xml:id="id33" draw:id="id33" draw:layer="layout" svg:width="3.999cm" svg:height="1.499cm" svg:x="5.5cm" svg:y="13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art</text:span><text:span text:style-name="T1"> </text:span><text:span text:style-name="T1">button</text:span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Navigation" svg:viewBox="0 0 786 1228" svg:d="M151 1228l-76-25-75-25 318-952 76-226 75 226 317 952-76 25-75 25-162-486v462h-80-79v-464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end="Li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06:33.724081272</meta:creation-date>
    <dc:date>2025-10-04T15:39:05.757055653</dc:date>
    <meta:editing-duration>PT24M27S</meta:editing-duration>
    <meta:editing-cycles>8</meta:editing-cycles>
    <meta:generator>LibreOffice/25.8.1.1$Linux_X86_64 LibreOffice_project/580$Build-1</meta:generator>
    <meta:document-statistic meta:object-count="109"/>
  </office:meta>
</office:document-meta>
</file>